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26566" officeooo:paragraph-rsid="00126566" style:font-size-asian="17.5pt" style:font-size-complex="20pt"/>
    </style:style>
    <style:style style:name="P2" style:family="paragraph" style:parent-style-name="Standard">
      <style:paragraph-properties fo:text-align="start" style:justify-single-word="false"/>
      <style:text-properties fo:font-size="12pt" officeooo:rsid="00126566" officeooo:paragraph-rsid="00126566" style:font-size-asian="10.5pt" style:font-size-complex="12pt"/>
    </style:style>
    <style:style style:name="P3" style:family="paragraph" style:parent-style-name="Standard">
      <style:paragraph-properties fo:text-align="start" style:justify-single-word="false"/>
      <style:text-properties officeooo:paragraph-rsid="0021217d"/>
    </style:style>
    <style:style style:name="P4" style:family="paragraph" style:parent-style-name="Standard">
      <style:paragraph-properties fo:text-align="start" style:justify-single-word="false"/>
      <style:text-properties officeooo:paragraph-rsid="00126566"/>
    </style:style>
    <style:style style:name="P5" style:family="paragraph" style:parent-style-name="Standard">
      <style:paragraph-properties fo:text-align="start" style:justify-single-word="false"/>
      <style:text-properties officeooo:paragraph-rsid="0021217d"/>
    </style:style>
    <style:style style:name="T1" style:family="text">
      <style:text-properties fo:font-weight="normal" officeooo:rsid="0021217d" style:font-weight-asian="normal" style:font-weight-complex="normal"/>
    </style:style>
    <style:style style:name="T2" style:family="text">
      <style:text-properties style:text-underline-style="none"/>
    </style:style>
    <style:style style:name="T3" style:family="text">
      <style:text-properties officeooo:rsid="0021217d"/>
    </style:style>
    <style:style style:name="T4" style:family="text">
      <style:text-properties fo:font-weight="bold" officeooo:rsid="0021217d" style:font-weight-asian="bold" style:font-weight-complex="bold"/>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71_2018669278"/>Explicación de estrategia</text:p>
      <text:p text:style-name="P1"/>
      <text:p text:style-name="P2"/>
      <text:p text:style-name="P4"><text:bookmark-start text:name="__DdeLink__149_1057318373"/><text:span text:style-name="Strong_20_Emphasis"><text:span text:style-name="T1">Lo primero fue evaluar cada uno de los supuestos, en mi caso el 4 fue el que más me llamo la atención. Este supuesto también era el más claro, ya que era una idea concreta. Mi idea al crear el correo fue la de intentar maximizar la participación en el concurso. </text:span></text:span></text:p>
      <text:p text:style-name="P4"><text:span text:style-name="Strong_20_Emphasis"><text:span text:style-name="T1"/></text:span></text:p>
      <text:p text:style-name="P4"><text:span text:style-name="Strong_20_Emphasis"><text:span text:style-name="T1">Para comenzar decidí visitar la página web de la feria de 2 Ruedas para conocer su estética y hacer un email acorde con la misma y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4"><text:span text:style-name="Strong_20_Emphasis"><text:span text:style-name="T1"/></text:span></text:p>
      <text:p text:style-name="P4"><text:span text:style-name="Strong_20_Emphasis"><text:span text:style-name="T1">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reforzar este mensaje y mantener el interés, utilicé una imagen del Gran Premio de Cheste,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4"><text:span text:style-name="Strong_20_Emphasis"><text:span text:style-name="T1"/></text:span></text:p>
      <text:p text:style-name="P4"><text:span text:style-name="Strong_20_Emphasis"><text:span text:style-name="T1">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4"><text:span text:style-name="Strong_20_Emphasis"><text:span text:style-name="T1"/></text:span></text:p>
      <text:p text:style-name="P4"><text:span text:style-name="Strong_20_Emphasis"><text:span text:style-name="T1">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4"><text:span text:style-name="Strong_20_Emphasis"><text:span text:style-name="T1"/></text:span></text:p>
      <text:p text:style-name="P4"><text:span text:style-name="Strong_20_Emphasis"><text:span text:style-name="T1">El siguiente punto del email es el botón rojo siguiendo con el estilo de la página, este botón contiene el mensaje ‘Consigue tus entradas’ para incitar al usuario a apretarlo lo antes posible, funcionando como el canal directo hacia la participación en el sorteo. Su color rojo, que mantiene la línea visual de la feria, no es meramente estético, sino que actúa como una señal visual clara que dirige la vista del usuario. La ubicación central y destacada de este botón asegura que, tras haber comprendido la oferta y su urgencia, el receptor sepa instantáneamente dónde hacer clic para completar la acción deseada.</text:span></text:span></text:p>
      <text:p text:style-name="P4"><text:span text:style-name="Strong_20_Emphasis"><text:span text:style-name="T1"/></text:span></text:p>
      <text:p text:style-name="P4"><text:span text:style-name="Strong_20_Emphasis"><text:span text:style-name="T1">Finalmente, para evocar la emoción y reforzar la necesidad del premio, se incluyó un texto describiendo la experiencia que representa asistir al Gran Premio de Cheste. Este párrafo, situado estratégicamente después del botón, busca conectar con la pasión del fan del motociclismo que todavía no está convencido de participar, reforzando el deseo ya generado por participar en el sorteo y dejando una impresión duradera sobre el valor de la recompensa.</text:span></text:span><text:bookmark-end text:name="__DdeLink__271_2018669278"/></text:p>
      <text:p text:style-name="P3"><text:bookmark-end text:name="__DdeLink__149_1057318373"/><text:span text:style-name="Strong_20_Emphasis"><text:span text:style-name="T1"/></text:span></text:p>
      <text:p text:style-name="P3"><text:span text:style-name="Strong_20_Emphasis"><text:span text:style-name="T1">El pie de página</text:span></text:span><text:span text:style-name="Strong_20_Emphasis"><text:span text:style-name="T1">, diseñado con un fondo rojo que mantiene la coherencia cromática de la feria, cumple un doble propósito esencial para la credibilidad y la conexión de la marca. Por un lado, ofrece un cierre visual armonioso al email. Por otro, está estratégicamente dividido en dos </text:span></text:span><text:soft-page-break/><text:span text:style-name="Strong_20_Emphasis"><text:span text:style-name="T1">columnas: la izquierda dedicada a la transparencia legal con enlaces esenciales como las Bases Legales, Aviso Legal, Política de Privacidad y Política de Cookies, fundamentales para cumplir la normativa y generar confianza. La columna de la derecha se enfoca en la expansión de la conexión social, invitando al usuario a "Síguenos" a través de iconos de redes sociales como Facebook, Instagram, Twitter y YouTube, fomentando así el engagement a largo plazo y la construcción de comunidad más allá del email.</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2T15:10:19.404262484</dc:date>
    <meta:editing-duration>PT1H40M41S</meta:editing-duration>
    <meta:editing-cycles>23</meta:editing-cycles>
    <meta:generator>LibreOffice/24.2.7.2$Linux_X86_64 LibreOffice_project/420$Build-2</meta:generator>
    <meta:document-statistic meta:table-count="0" meta:image-count="0" meta:object-count="0" meta:page-count="2" meta:paragraph-count="9" meta:word-count="742" meta:character-count="4317" meta:non-whitespace-character-count="3583"/>
  </office:meta>
</office:document-meta>
</file>